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6c33" officeooo:paragraph-rsid="000c6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ENTORIES</text:p>
      <text:p text:style-name="P1">inventory id<text:tab/><text:tab/>owner_id<text:tab/><text:tab/>owner_type</text:p>
      <text:p text:style-name="P1">2323<text:tab/><text:tab/><text:tab/>100<text:tab/><text:tab/><text:tab/>0</text:p>
      <text:p text:style-name="P1">2324<text:tab/><text:tab/><text:tab/>458<text:tab/><text:tab/><text:tab/>1</text:p>
      <text:p text:style-name="P1"/>
      <text:p text:style-name="P1"/>
      <text:p text:style-name="P1"/>
      <text:p text:style-name="P1">OWNER_TYPES</text:p>
      <text:p text:style-name="P1">owner_type_id<text:tab/>name</text:p>
      <text:p text:style-name="P1">0<text:tab/><text:tab/><text:tab/>“User”</text:p>
      <text:p text:style-name="P1">1<text:tab/><text:tab/><text:tab/>“Shop”</text:p>
      <text:p text:style-name="P1"/>
      <text:p text:style-name="P1"><text:line-break/><text:line-break/>USERS</text:p>
      <text:p text:style-name="P1">id<text:tab/>name</text:p>
      <text:p text:style-name="P1">100<text:tab/>“BillyBob”</text:p>
      <text:p text:style-name="P1"/>
      <text:p text:style-name="P1"><text:line-break/><text:line-break/>USER_SHOP</text:p>
      <text:p text:style-name="P1">id<text:tab/>user_id</text:p>
      <text:p text:style-name="P1">458<text:tab/>1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hiko Kisaki</meta:initial-creator>
    <meta:creation-date>2016-02-29T02:26:52.270646663</meta:creation-date>
    <dc:date>2016-02-29T02:30:42.028645743</dc:date>
    <dc:creator>Eihiko Kisaki</dc:creator>
    <meta:editing-duration>PT3M50S</meta:editing-duration>
    <meta:editing-cycles>1</meta:editing-cycles>
    <meta:document-statistic meta:table-count="0" meta:image-count="0" meta:object-count="0" meta:page-count="1" meta:paragraph-count="14" meta:word-count="28" meta:character-count="178" meta:non-whitespace-character-count="146"/>
    <meta:generator>LibreOffice/4.4.3.2$Linux_X86_64 LibreOffice_project/40m0$Build-2</meta:generator>
  </office:meta>
</office:document-meta>
</file>